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b8e32" officeooo:paragraph-rsid="001b8e32"/>
    </style:style>
    <style:style style:name="P2" style:family="paragraph" style:parent-style-name="Text_20_body">
      <style:text-properties officeooo:rsid="001bebac" officeooo:paragraph-rsid="001bebac"/>
    </style:style>
    <style:style style:name="P3" style:family="paragraph" style:parent-style-name="Heading">
      <style:text-properties officeooo:rsid="001bebac" officeooo:paragraph-rsid="001bebac"/>
    </style:style>
    <style:style style:name="P4" style:family="paragraph" style:parent-style-name="Heading">
      <style:text-properties officeooo:rsid="001d6da6" officeooo:paragraph-rsid="001d6da6"/>
    </style:style>
    <style:style style:name="P5" style:family="paragraph" style:parent-style-name="Standard">
      <style:text-properties officeooo:rsid="001bebac" officeooo:paragraph-rsid="001bebac"/>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8" style:family="paragraph" style:parent-style-name="Heading">
      <style:text-properties officeooo:rsid="001dc087" officeooo:paragraph-rsid="001dc087"/>
    </style:style>
    <style:style style:name="P9" style:family="paragraph" style:parent-style-name="Heading">
      <style:text-properties officeooo:rsid="00238466" officeooo:paragraph-rsid="00238466"/>
    </style:style>
    <style:style style:name="P10" style:family="paragraph" style:parent-style-name="Heading">
      <style:text-properties officeooo:rsid="002608ff" officeooo:paragraph-rsid="002608ff"/>
    </style:style>
    <style:style style:name="P11" style:family="paragraph" style:parent-style-name="Heading_20_1">
      <style:text-properties officeooo:rsid="0021f104" officeooo:paragraph-rsid="0021f104"/>
    </style:style>
    <style:style style:name="P12" style:family="paragraph" style:parent-style-name="Standard">
      <style:text-properties fo:color="#c0c0c0" style:font-name="Monospace" fo:font-size="10pt" officeooo:rsid="001bebac" officeooo:paragraph-rsid="001bebac" style:font-size-asian="10pt"/>
    </style:style>
    <style:style style:name="P13" style:family="paragraph" style:parent-style-name="Standard">
      <style:text-properties officeooo:rsid="00238466" officeooo:paragraph-rsid="00238466"/>
    </style:style>
    <style:style style:name="P14" style:family="paragraph" style:parent-style-name="Standard">
      <style:paragraph-properties fo:margin-left="0in" fo:margin-right="0in" fo:text-align="start" style:justify-single-word="false" fo:text-indent="0in" style:auto-text-indent="false"/>
      <style:text-properties fo:color="#c0c0c0" style:font-name="Monospace" fo:font-size="10pt" style:font-size-asian="10pt"/>
    </style:style>
    <style:style style:name="P15" style:family="paragraph" style:parent-style-name="Text_20_body">
      <style:text-properties officeooo:rsid="001dc087" officeooo:paragraph-rsid="001dc087"/>
    </style:style>
    <style:style style:name="P16" style:family="paragraph" style:parent-style-name="Text_20_body">
      <style:text-properties officeooo:rsid="0021f104" officeooo:paragraph-rsid="0021f104"/>
    </style:style>
    <style:style style:name="P17" style:family="paragraph" style:parent-style-name="Text_20_body">
      <style:text-properties officeooo:paragraph-rsid="0021f104"/>
    </style:style>
    <style:style style:name="P18" style:family="paragraph" style:parent-style-name="Text_20_body">
      <style:text-properties officeooo:paragraph-rsid="00238466"/>
    </style:style>
    <style:style style:name="P19" style:family="paragraph" style:parent-style-name="Text_20_body">
      <style:text-properties officeooo:rsid="002608ff" officeooo:paragraph-rsid="002608ff"/>
    </style:style>
    <style:style style:name="T1" style:family="text">
      <style:text-properties officeooo:rsid="001c0044"/>
    </style:style>
    <style:style style:name="T2" style:family="text">
      <style:text-properties fo:color="#c0c0c0" style:font-name="Monospace" fo:font-size="10pt" style:font-size-asian="10pt"/>
    </style:style>
    <style:style style:name="T3" style:family="text">
      <style:text-properties fo:color="#c0c0c0" style:font-name="Monospace" fo:font-size="10pt" style:text-underline-style="solid" style:text-underline-width="auto" style:text-underline-color="font-color" style:font-size-asian="10pt"/>
    </style:style>
    <style:style style:name="T4" style:family="text">
      <style:text-properties fo:color="#000000" style:font-name="Monospace" fo:font-size="10pt" style:font-size-asian="10pt"/>
    </style:style>
    <style:style style:name="T5" style:family="text">
      <style:text-properties fo:color="#000000" style:font-name="Monospace" fo:font-size="10pt" style:font-size-asian="10pt"/>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Monospace" fo:font-size="10pt" fo:background-color="#ffff96" loext:char-shading-value="0" style:font-size-asian="10pt"/>
    </style:style>
    <style:style style:name="T8" style:family="text">
      <style:text-properties fo:color="#000000" style:font-name="Monospace" fo:font-size="10pt" officeooo:rsid="00246fc4" fo:background-color="#ffff96" loext:char-shading-value="0" style:font-size-asian="10pt"/>
    </style:style>
    <style:style style:name="T9" style:family="text">
      <style:text-properties fo:color="#000000" style:font-name="Monospace" fo:font-size="10pt" fo:background-color="#e8f2fe" loext:char-shading-value="0" style:font-size-asian="10pt"/>
    </style:style>
    <style:style style:name="T10" style:family="text">
      <style:text-properties fo:color="#800000" style:font-name="Monospace" fo:font-size="10pt" style:font-size-asian="10pt"/>
    </style:style>
    <style:style style:name="T11" style:family="text">
      <style:text-properties fo:color="#800000" style:font-name="Monospace" fo:font-size="10pt" style:font-size-asian="10pt"/>
    </style:style>
    <style:style style:name="T12" style:family="text">
      <style:text-properties fo:color="#800000" style:font-name="Monospace" fo:font-size="10pt" officeooo:rsid="00246fc4" style:font-size-asian="10pt"/>
    </style:style>
    <style:style style:name="T13" style:family="text">
      <style:text-properties fo:color="#800000" style:font-name="Monospace" fo:font-size="10pt" officeooo:rsid="00246fc4" fo:background-color="#e8f2fe" loext:char-shading-value="0" style:font-size-asian="10pt"/>
    </style:style>
    <style:style style:name="T14" style:family="text">
      <style:text-properties fo:color="#800000" style:font-name="Monospace" fo:font-size="10pt" officeooo:rsid="002608ff" fo:background-color="#e8f2fe" loext:char-shading-value="0" style:font-size-asian="10pt"/>
    </style:style>
    <style:style style:name="T15" style:family="text">
      <style:text-properties fo:color="#00aa00" style:font-name="Monospace" fo:font-size="10pt" fo:font-style="italic" style:font-size-asian="10pt" style:font-style-asian="italic"/>
    </style:style>
    <style:style style:name="T16" style:family="text">
      <style:text-properties fo:color="#00aa00" style:font-name="Monospace" fo:font-size="10pt" fo:font-style="italic" style:font-size-asian="10pt" style:font-style-asian="italic"/>
    </style:style>
    <style:style style:name="T17" style:family="text">
      <style:text-properties fo:color="#00aa00" style:font-name="Monospace" fo:font-size="10pt" fo:font-style="italic" style:text-underline-style="solid" style:text-underline-width="auto" style:text-underline-color="font-color" style:font-size-asian="10pt" style:font-style-asian="italic"/>
    </style:style>
    <style:style style:name="T18" style:family="text">
      <style:text-properties fo:color="#00aa00" style:font-name="Monospace" fo:font-size="10pt" fo:font-style="italic" style:text-underline-style="solid" style:text-underline-width="auto" style:text-underline-color="font-color" fo:background-color="#e8f2fe" loext:char-shading-value="0" style:font-size-asian="10pt" style:font-style-asian="italic"/>
    </style:style>
    <style:style style:name="T19" style:family="text">
      <style:text-properties fo:color="#00aa00" style:font-name="Monospace" fo:font-size="10pt" fo:font-style="italic" fo:background-color="#e8f2fe" loext:char-shading-value="0" style:font-size-asian="10pt" style:font-style-asian="italic"/>
    </style:style>
    <style:style style:name="T20" style:family="text">
      <style:text-properties fo:color="#0000ff" style:font-name="Monospace" fo:font-size="10pt" style:font-size-asian="10pt"/>
    </style:style>
    <style:style style:name="T21" style:family="text">
      <style:text-properties officeooo:rsid="001deb0b"/>
    </style:style>
    <style:style style:name="T22" style:family="text">
      <style:text-properties officeooo:rsid="001f62c9"/>
    </style:style>
    <style:style style:name="T23" style:family="text">
      <style:text-properties officeooo:rsid="00210582"/>
    </style:style>
    <style:style style:name="T24" style:family="text">
      <style:text-properties officeooo:rsid="00238466"/>
    </style:style>
    <style:style style:name="T25" style:family="text">
      <style:text-properties officeooo:rsid="00246f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Dither for PHD2 and Sharpcap</text:p>
      <text:p text:style-name="P1"/>
      <text:p text:style-name="P3">Uses: <text:s/></text:p>
      <text:p text:style-name="P2"><text:tab/>I use a standard Mead fork mounted scope on a wedge. I use the Mead provided software with SharpCap and Phd2 for almost all of my imaging. This left no way to dither automatically until recently when SharpCap introduced dithering while live stacking. I almost never use live stacking, and while I did try some of the work-arounds to simulate my normal long exposure captures, I wanted a more streamlined way of dithering while doing long exposure / long term sessions. </text:p>
      <text:p text:style-name="P2"><text:tab/><text:span text:style-name="T1">SimpleDither.py provides a loadable script that makes dithering fairly straight forward when using configurations the same as (or similar to) mine. You can edit the dither parameters before you load the script, or with python3 installed on your machine you can use the provided client.py to modify settings while the script is live. </text:span></text:p>
      <text:p text:style-name="P2"/>
      <text:p text:style-name="P4">Configuration settings:</text:p>
      <text:p text:style-name="P12">#============================================================================</text:p>
      <text:p text:style-name="P14"># these settings may be changed</text:p>
      <text:p text:style-name="P14">#============================================================================</text:p>
      <text:p text:style-name="P7"/>
      <text:p text:style-name="P14">#this setting is in seconds, and should be less than the exposure time you have</text:p>
      <text:p text:style-name="P14">#set in PHD</text:p>
      <text:p text:style-name="P6"><text:span text:style-name="T4">TIME_DELAY = </text:span><text:span text:style-name="T10">0.5</text:span></text:p>
      <text:p text:style-name="P7"/>
      <text:p text:style-name="P6"><text:span text:style-name="T2">#These are the standard </text:span><text:span text:style-name="T3">phd</text:span><text:span text:style-name="T2"> server settings assuming </text:span><text:span text:style-name="T3">phd</text:span><text:span text:style-name="T2"> is running on the same</text:span></text:p>
      <text:p text:style-name="P14">#machine as sharp cap</text:p>
      <text:p text:style-name="P6"><text:span text:style-name="T4">host = </text:span><text:span text:style-name="T15">'127.0.0.1'</text:span></text:p>
      <text:p text:style-name="P6"><text:span text:style-name="T4">port = </text:span><text:span text:style-name="T10">4400</text:span></text:p>
      <text:p text:style-name="P7"/>
      <text:p text:style-name="P6"><text:span text:style-name="T2">#These are the setting that control the actual </text:span><text:span text:style-name="T3">phd</text:span><text:span text:style-name="T2"> </text:span><text:span text:style-name="T3">dithering</text:span><text:span text:style-name="T2"> -- see </text:span><text:span text:style-name="T3">readme</text:span><text:span text:style-name="T2"> for full</text:span></text:p>
      <text:p text:style-name="P14">#explanation <text:s text:c="3"/></text:p>
      <text:p text:style-name="P6"><text:span text:style-name="T20">class</text:span><text:span text:style-name="T4"> </text:span><text:span text:style-name="T6">DitherVariables</text:span><text:span text:style-name="T4">:</text:span></text:p>
      <text:p text:style-name="P6"><text:span text:style-name="T4"><text:s text:c="4"/>RAOnly = </text:span><text:span text:style-name="T20">False</text:span></text:p>
      <text:p text:style-name="P6"><text:span text:style-name="T4"><text:s text:c="4"/>MaxPixels = </text:span><text:span text:style-name="T10">10</text:span></text:p>
      <text:p text:style-name="P6"><text:span text:style-name="T4"><text:s text:c="4"/>SettleTarget = </text:span><text:span text:style-name="T10">2</text:span></text:p>
      <text:p text:style-name="P6"><text:span text:style-name="T4"><text:s text:c="4"/>SettleDelay = </text:span><text:span text:style-name="T10">10</text:span></text:p>
      <text:p text:style-name="P6"><text:span text:style-name="T4"><text:s text:c="4"/>SettleMaximum = </text:span><text:span text:style-name="T10">60</text:span></text:p>
      <text:p text:style-name="P6"><text:span text:style-name="T4"><text:s text:c="4"/>ditherEvery = </text:span><text:span text:style-name="T10">10</text:span></text:p>
      <text:p text:style-name="P6"><text:span text:style-name="T4"><text:s text:c="4"/>waitForNextFrame = </text:span><text:span text:style-name="T20">False</text:span></text:p>
      <text:p text:style-name="P7"/>
      <text:p text:style-name="P14">#///////////////////////////////////////////////////////////////////////</text:p>
      <text:p text:style-name="P14"># nothing below here needs to be edited</text:p>
      <text:p text:style-name="P14">#///////////////////////////////////////////////////////////////////////</text:p>
      <text:p text:style-name="P5"/>
      <text:p text:style-name="P1"/>
      <text:p text:style-name="P8"><text:soft-page-break/>Dither Variables:</text:p>
      <text:p text:style-name="P15"/>
      <text:p text:style-name="P15"><text:tab/>RAOnly: <text:s/>When set to True, PHD2 will only dither in the RA axis.</text:p>
      <text:p text:style-name="P15"><text:tab/>MaxPixels: When PHD2 Dithers it uses a random number of pixels in the range of 1 to <text:tab/><text:tab/><text:tab/>MaxPixels.</text:p>
      <text:p text:style-name="P15"/>
      <text:p text:style-name="P15"><text:tab/><text:span text:style-name="T21">SettleTarget: Guiding must be within this number of pixels for SettleDelay seconds before a <text:tab/><text:tab/>“settle done” event is sent.</text:span></text:p>
      <text:p text:style-name="P15"><text:tab/><text:span text:style-name="T22">SettleMaximum: The amount of time PHD will wait to “settle” in seconds. Once this limit is <text:tab/><text:tab/>reached a “settledone” event will be sent regardless </text:span></text:p>
      <text:p text:style-name="P15"><text:tab/><text:span text:style-name="T23">DitherEvery: <text:s/>Trigger a dither every DitherEvery captured frames.</text:span></text:p>
      <text:p text:style-name="P15"><text:tab/><text:span text:style-name="T23">WaitForNextFrame: <text:s/>If set to True will wait until the current frame that dithering occurred on is <text:tab/><text:tab/>complete before enabling capture again.</text:span></text:p>
      <text:p text:style-name="P15"/>
      <text:p text:style-name="P15"/>
      <text:h text:style-name="P11" text:outline-level="1">CLIENT.PY</text:h>
      <text:p text:style-name="P17"/>
      <text:p text:style-name="P16">This is a simple command line app that allows you to update the dither variables in an already loaded and running simpledither.py script. </text:p>
      <text:p text:style-name="P16">***<text:span text:style-name="T25">Requires python3 be installed on the machine you are running it from.</text:span></text:p>
      <text:p text:style-name="P16"/>
      <text:p text:style-name="P9">User adjustable settings:</text:p>
      <text:p text:style-name="P18"><text:span text:style-name="T24"><text:tab/></text:span><text:span text:style-name="T7">HOST_ADDRESS</text:span><text:span text:style-name="T4"> = </text:span><text:span text:style-name="T15">"</text:span><text:span text:style-name="T17">localhost</text:span><text:span text:style-name="T15">"</text:span></text:p>
      <text:p text:style-name="P13"><text:span text:style-name="T4"><text:tab/>HOST_PORT = </text:span><text:span text:style-name="T10">5322</text:span></text:p>
      <text:p text:style-name="P13"><text:span text:style-name="T10"/></text:p>
      <text:p text:style-name="P13"><text:span text:style-name="T10"><text:tab/>Set the HOST_ADDRESS to the address of the machine sharpcap is running on. </text:span></text:p>
      <text:p text:style-name="P13"><text:span text:style-name="T10"><text:tab/>(I run client.py on the same machine )</text:span></text:p>
      <text:p text:style-name="P13"><text:span text:style-name="T10"><text:tab/></text:span></text:p>
      <text:p text:style-name="P13"><text:span text:style-name="T10"><text:tab/>HOST_PORT is the port the cmd listener is listening on in the simpledither <text:tab/>program. </text:span><text:span text:style-name="T12">Unless you change it in the simpledither script, leave it as is <text:tab/>here.</text:span></text:p>
      <text:p text:style-name="P13"><text:span text:style-name="T12"/></text:p>
      <text:p text:style-name="P13"><text:span text:style-name="T12"><text:tab/></text:span><text:span text:style-name="T8">valid_cmds</text:span><text:span text:style-name="T9"> = [</text:span><text:span text:style-name="T19">"</text:span><text:span text:style-name="T18">ditherevery</text:span><text:span text:style-name="T19">"</text:span><text:span text:style-name="T9">, </text:span><text:span text:style-name="T19">"</text:span><text:span text:style-name="T18">waitfornextframe</text:span><text:span text:style-name="T19">"</text:span><text:span text:style-name="T9">, </text:span><text:span text:style-name="T19">"</text:span><text:span text:style-name="T18">raonly</text:span><text:span text:style-name="T19">"</text:span><text:span text:style-name="T9">, </text:span><text:span text:style-name="T19">"</text:span><text:span text:style-name="T18">settletarget</text:span><text:span text:style-name="T19">"</text:span><text:span text:style-name="T9">, <text:tab/></text:span><text:span text:style-name="T19">"</text:span><text:span text:style-name="T18">settledelay</text:span><text:span text:style-name="T19">"</text:span><text:span text:style-name="T9">, </text:span><text:span text:style-name="T19">"</text:span><text:span text:style-name="T18">settlemax</text:span><text:span text:style-name="T19">"</text:span><text:span text:style-name="T9">, </text:span><text:span text:style-name="T19">"</text:span><text:span text:style-name="T18">maxpixels</text:span><text:span text:style-name="T19">"</text:span><text:span text:style-name="T9">, </text:span><text:span text:style-name="T19">"</text:span><text:span text:style-name="T18">ditherstring</text:span><text:span text:style-name="T19">"</text:span><text:span text:style-name="T9">]</text:span></text:p>
      <text:p text:style-name="P13"><text:span text:style-name="T13"/></text:p>
      <text:p text:style-name="P13"><text:soft-page-break/><text:span text:style-name="T13"><text:tab/></text:span><text:span text:style-name="T14">All but ditherstring can be set and retrieved, ditherstring only returns the <text:s text:c="8"/><text:tab/>current dither command that will be sent to PHD.</text:span></text:p>
      <text:p text:style-name="P13"><text:span text:style-name="T14"/></text:p>
      <text:p text:style-name="P13"><text:span text:style-name="T14"/></text:p>
      <text:p text:style-name="P10">USAGE Examples:</text:p>
      <text:p text:style-name="P19"/>
      <text:p text:style-name="P19"><text:tab/>python3 client.py get dithervery <text:s/>: will return the current setting for the ditherevery value</text:p>
      <text:p text:style-name="P19"><text:tab/>python3 client.py set ditherevery 20 : will set the ditherevery value to 20 fram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5T11:15:49.550338825</meta:creation-date>
    <dc:date>2020-10-28T10:23:16.285561631</dc:date>
    <meta:editing-duration>PT2H50M49S</meta:editing-duration>
    <meta:editing-cycles>10</meta:editing-cycles>
    <meta:generator>LibreOffice/6.4.6.2$Linux_X86_64 LibreOffice_project/40$Build-2</meta:generator>
    <meta:document-statistic meta:table-count="0" meta:image-count="0" meta:object-count="0" meta:page-count="3" meta:paragraph-count="50" meta:word-count="503" meta:character-count="3409" meta:non-whitespace-character-count="2873"/>
  </office:meta>
</office:document-meta>
</file>